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2 月 份" calcext:value-type="string">
              <text:p><text:s text:c="7"/>中 華 民 國 101 年 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497" calcext:value-type="float">
            <text:p><text:s text:c="3"/>3,497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9" calcext:value-type="float">
            <text:p><text:s text:c="3"/>1.90 </text:p>
          </table:table-cell>
          <table:table-cell table:style-name="ce27" office:value-type="float" office:value="3182" calcext:value-type="float">
            <text:p><text:s text:c="3"/>3,182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73" calcext:value-type="float">
            <text:p><text:s text:c="3"/>1.73 </text:p>
          </table:table-cell>
          <table:table-cell table:style-name="ce27" office:value-type="float" office:value="17500" calcext:value-type="float">
            <text:p><text:s text:c="3"/>17,500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9.51" calcext:value-type="float">
            <text:p><text:s text:c="3"/>9.51 </text:p>
          </table:table-cell>
          <table:table-cell table:style-name="ce27" office:value-type="float" office:value="14318" calcext:value-type="float">
            <text:p><text:s text:c="3"/>14,318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78" calcext:value-type="float">
            <text:p><text:s text:c="3"/>7.78 </text:p>
          </table:table-cell>
          <table:table-cell table:style-name="ce27" office:value-type="float" office:value="9855" calcext:value-type="float">
            <text:p><text:s text:c="3"/>9,855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35" calcext:value-type="float">
            <text:p><text:s text:c="3"/>5.35 </text:p>
          </table:table-cell>
          <table:table-cell table:style-name="ce27" office:value-type="float" office:value="4425" calcext:value-type="float">
            <text:p><text:s text:c="3"/>4,425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4" calcext:value-type="float">
            <text:p><text:s text:c="3"/>2.40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652" calcext:value-type="float">
            <text:p><text:s text:c="3"/>1,652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32" calcext:value-type="float">
            <text:p><text:s text:c="3"/>5.32 </text:p>
          </table:table-cell>
          <table:table-cell table:style-name="ce27" office:value-type="float" office:value="1270" calcext:value-type="float">
            <text:p><text:s text:c="3"/>1,270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4.09" calcext:value-type="float">
            <text:p><text:s text:c="3"/>4.09 </text:p>
          </table:table-cell>
          <table:table-cell table:style-name="ce27" office:value-type="float" office:value="3122" calcext:value-type="float">
            <text:p><text:s text:c="3"/>3,122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10.05" calcext:value-type="float">
            <text:p><text:s text:c="3"/>10.05 </text:p>
          </table:table-cell>
          <table:table-cell table:style-name="ce27" office:value-type="float" office:value="1852" calcext:value-type="float">
            <text:p><text:s text:c="3"/>1,852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96" calcext:value-type="float">
            <text:p><text:s text:c="3"/>5.96 </text:p>
          </table:table-cell>
          <table:table-cell table:style-name="ce27" office:value-type="float" office:value="1751" calcext:value-type="float">
            <text:p><text:s text:c="3"/>1,751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64" calcext:value-type="float">
            <text:p><text:s text:c="3"/>5.64 </text:p>
          </table:table-cell>
          <table:table-cell table:style-name="ce27" office:value-type="float" office:value="821" calcext:value-type="float">
            <text:p><text:s text:c="3"/>821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989" calcext:value-type="float">
            <text:p><text:s text:c="3"/>989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7" calcext:value-type="float">
            <text:p><text:s text:c="3"/>4.70 </text:p>
          </table:table-cell>
          <table:table-cell table:style-name="ce27" office:value-type="float" office:value="661" calcext:value-type="float">
            <text:p><text:s text:c="3"/>661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3.14" calcext:value-type="float">
            <text:p><text:s text:c="3"/>3.14 </text:p>
          </table:table-cell>
          <table:table-cell table:style-name="ce27" office:value-type="float" office:value="2196" calcext:value-type="float">
            <text:p><text:s text:c="3"/>2,196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10.44" calcext:value-type="float">
            <text:p><text:s text:c="3"/>10.44 </text:p>
          </table:table-cell>
          <table:table-cell table:style-name="ce27" office:value-type="float" office:value="1535" calcext:value-type="float">
            <text:p><text:s text:c="3"/>1,535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3" calcext:value-type="float">
            <text:p><text:s text:c="3"/>7.30 </text:p>
          </table:table-cell>
          <table:table-cell table:style-name="ce27" office:value-type="float" office:value="1286" calcext:value-type="float">
            <text:p><text:s text:c="3"/>1,286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6.12" calcext:value-type="float">
            <text:p><text:s text:c="3"/>6.12 </text:p>
          </table:table-cell>
          <table:table-cell table:style-name="ce27" office:value-type="float" office:value="413" calcext:value-type="float">
            <text:p><text:s text:c="3"/>413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312" calcext:value-type="float">
            <text:p><text:s text:c="3"/>1,312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.21" calcext:value-type="float">
            <text:p><text:s text:c="3"/>6.21 </text:p>
          </table:table-cell>
          <table:table-cell table:style-name="ce27" office:value-type="float" office:value="691" calcext:value-type="float">
            <text:p><text:s text:c="3"/>691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27" calcext:value-type="float">
            <text:p><text:s text:c="3"/>3.27 </text:p>
          </table:table-cell>
          <table:table-cell table:style-name="ce27" office:value-type="float" office:value="2140" calcext:value-type="float">
            <text:p><text:s text:c="3"/>2,140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10.13" calcext:value-type="float">
            <text:p><text:s text:c="3"/>10.13 </text:p>
          </table:table-cell>
          <table:table-cell table:style-name="ce27" office:value-type="float" office:value="1449" calcext:value-type="float">
            <text:p><text:s text:c="3"/>1,449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86" calcext:value-type="float">
            <text:p><text:s text:c="3"/>6.86 </text:p>
          </table:table-cell>
          <table:table-cell table:style-name="ce27" office:value-type="float" office:value="1138" calcext:value-type="float">
            <text:p><text:s text:c="3"/>1,138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39" calcext:value-type="float">
            <text:p><text:s text:c="3"/>5.39 </text:p>
          </table:table-cell>
          <table:table-cell table:style-name="ce27" office:value-type="float" office:value="504" calcext:value-type="float">
            <text:p><text:s text:c="3"/>504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82" calcext:value-type="float">
            <text:p><text:s text:c="3"/>282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9" calcext:value-type="float">
            <text:p><text:s text:c="3"/>1.90 </text:p>
          </table:table-cell>
          <table:table-cell table:style-name="ce27" office:value-type="float" office:value="65" calcext:value-type="float">
            <text:p><text:s text:c="3"/>65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7" office:value-type="float" office:value="1347" calcext:value-type="float">
            <text:p><text:s text:c="3"/>1,347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9.06" calcext:value-type="float">
            <text:p><text:s text:c="3"/>9.06 </text:p>
          </table:table-cell>
          <table:table-cell table:style-name="ce27" office:value-type="float" office:value="1282" calcext:value-type="float">
            <text:p><text:s text:c="3"/>1,282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62" calcext:value-type="float">
            <text:p><text:s text:c="3"/>8.62 </text:p>
          </table:table-cell>
          <table:table-cell table:style-name="ce27" office:value-type="float" office:value="844" calcext:value-type="float">
            <text:p><text:s text:c="3"/>844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67" calcext:value-type="float">
            <text:p><text:s text:c="3"/>5.67 </text:p>
          </table:table-cell>
          <table:table-cell table:style-name="ce27" office:value-type="float" office:value="332" calcext:value-type="float">
            <text:p><text:s text:c="3"/>332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23" calcext:value-type="float">
            <text:p><text:s text:c="3"/>2.23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94" calcext:value-type="float">
            <text:p><text:s/>－94 </text:p>
          </table:table-cell>
          <table:table-cell table:style-name="ce23" office:value-type="float" office:value="-0.03" calcext:value-type="float">
            <text:p><text:s/>－0.03 </text:p>
          </table:table-cell>
          <table:table-cell table:style-name="ce23" office:value-type="float" office:value="-0.43" calcext:value-type="float">
            <text:p><text:s/>－0.43 </text:p>
          </table:table-cell>
          <table:table-cell table:style-name="ce27" office:value-type="float" office:value="148" calcext:value-type="float">
            <text:p><text:s text:c="3"/>148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7" office:value-type="float" office:value="1904" calcext:value-type="float">
            <text:p><text:s text:c="3"/>1,904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66" calcext:value-type="float">
            <text:p><text:s text:c="3"/>8.66 </text:p>
          </table:table-cell>
          <table:table-cell table:style-name="ce27" office:value-type="float" office:value="1756" calcext:value-type="float">
            <text:p><text:s text:c="3"/>1,756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99" calcext:value-type="float">
            <text:p><text:s text:c="3"/>7.99 </text:p>
          </table:table-cell>
          <table:table-cell table:style-name="ce27" office:value-type="float" office:value="1213" calcext:value-type="float">
            <text:p><text:s text:c="3"/>1,213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52" calcext:value-type="float">
            <text:p><text:s text:c="3"/>5.52 </text:p>
          </table:table-cell>
          <table:table-cell table:style-name="ce27" office:value-type="float" office:value="592" calcext:value-type="float">
            <text:p><text:s text:c="3"/>592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69" calcext:value-type="float">
            <text:p><text:s text:c="3"/>2.69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542" calcext:value-type="float">
            <text:p><text:s/>－1,542 </text:p>
          </table:table-cell>
          <table:table-cell table:style-name="ce23" office:value-type="float" office:value="-0.17" calcext:value-type="float">
            <text:p><text:s/>－0.17 </text:p>
          </table:table-cell>
          <table:table-cell table:style-name="ce23" office:value-type="float" office:value="-2.11" calcext:value-type="float">
            <text:p><text:s/>－2.11 </text:p>
          </table:table-cell>
          <table:table-cell table:style-name="ce27" office:value-type="float" office:value="276" calcext:value-type="float">
            <text:p><text:s text:c="3"/>276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7" office:value-type="float" office:value="6669" calcext:value-type="float">
            <text:p><text:s text:c="3"/>6,669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9.12" calcext:value-type="float">
            <text:p><text:s text:c="3"/>9.12 </text:p>
          </table:table-cell>
          <table:table-cell table:style-name="ce27" office:value-type="float" office:value="6393" calcext:value-type="float">
            <text:p><text:s text:c="3"/>6,393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74" calcext:value-type="float">
            <text:p><text:s text:c="3"/>8.74 </text:p>
          </table:table-cell>
          <table:table-cell table:style-name="ce27" office:value-type="float" office:value="3577" calcext:value-type="float">
            <text:p><text:s text:c="3"/>3,577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89" calcext:value-type="float">
            <text:p><text:s text:c="3"/>4.89 </text:p>
          </table:table-cell>
          <table:table-cell table:style-name="ce27" office:value-type="float" office:value="1746" calcext:value-type="float">
            <text:p><text:s text:c="3"/>1,74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26" calcext:value-type="float">
            <text:p><text:s/>－226 </text:p>
          </table:table-cell>
          <table:table-cell table:style-name="ce24" office:value-type="float" office:value="-0.49" calcext:value-type="float">
            <text:p><text:s/>－0.49 </text:p>
          </table:table-cell>
          <table:table-cell table:style-name="ce24" office:value-type="float" office:value="-6.21" calcext:value-type="float">
            <text:p><text:s/>－6.21 </text:p>
          </table:table-cell>
          <table:table-cell table:style-name="ce28" office:value-type="float" office:value="-4" calcext:value-type="float">
            <text:p><text:s/>－4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28" office:value-type="float" office:value="310" calcext:value-type="float">
            <text:p><text:s text:c="3"/>310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28" office:value-type="float" office:value="163" calcext:value-type="float">
            <text:p><text:s text:c="3"/>163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48" calcext:value-type="float">
            <text:p><text:s text:c="3"/>4.48 </text:p>
          </table:table-cell>
          <table:table-cell table:style-name="ce28" office:value-type="float" office:value="87" calcext:value-type="float">
            <text:p><text:s text:c="3"/>8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796" calcext:value-type="float">
            <text:p><text:s text:c="3"/>796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28" office:value-type="float" office:value="472" calcext:value-type="float">
            <text:p><text:s text:c="3"/>47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96" calcext:value-type="float">
            <text:p><text:s text:c="3"/>2.96 </text:p>
          </table:table-cell>
          <table:table-cell table:style-name="ce28" office:value-type="float" office:value="1551" calcext:value-type="float">
            <text:p><text:s text:c="3"/>1,55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72" calcext:value-type="float">
            <text:p><text:s text:c="3"/>9.72 </text:p>
          </table:table-cell>
          <table:table-cell table:style-name="ce28" office:value-type="float" office:value="1079" calcext:value-type="float">
            <text:p><text:s text:c="3"/>1,079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76" calcext:value-type="float">
            <text:p><text:s text:c="3"/>6.76 </text:p>
          </table:table-cell>
          <table:table-cell table:style-name="ce28" office:value-type="float" office:value="873" calcext:value-type="float">
            <text:p><text:s text:c="3"/>873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28" office:value-type="float" office:value="461" calcext:value-type="float">
            <text:p><text:s text:c="3"/>461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18" calcext:value-type="float">
            <text:p><text:s text:c="3"/>518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4" office:value-type="float" office:value="12.62" calcext:value-type="float">
            <text:p><text:s text:c="3"/>12.62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77" calcext:value-type="float">
            <text:p><text:s text:c="3"/>4.77 </text:p>
          </table:table-cell>
          <table:table-cell table:style-name="ce28" office:value-type="float" office:value="498" calcext:value-type="float">
            <text:p><text:s text:c="3"/>498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2.13" calcext:value-type="float">
            <text:p><text:s text:c="3"/>12.13 </text:p>
          </table:table-cell>
          <table:table-cell table:style-name="ce28" office:value-type="float" office:value="302" calcext:value-type="float">
            <text:p><text:s text:c="3"/>302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36" calcext:value-type="float">
            <text:p><text:s text:c="3"/>7.36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6" calcext:value-type="float">
            <text:p><text:s text:c="3"/>4.60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8" office:value-type="float" office:value="23" calcext:value-type="float">
            <text:p><text:s text:c="3"/>23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8" office:value-type="float" office:value="478" calcext:value-type="float">
            <text:p><text:s text:c="3"/>478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73" calcext:value-type="float">
            <text:p><text:s text:c="3"/>10.73 </text:p>
          </table:table-cell>
          <table:table-cell table:style-name="ce28" office:value-type="float" office:value="455" calcext:value-type="float">
            <text:p><text:s text:c="3"/>455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10.21" calcext:value-type="float">
            <text:p><text:s text:c="3"/>10.21 </text:p>
          </table:table-cell>
          <table:table-cell table:style-name="ce28" office:value-type="float" office:value="204" calcext:value-type="float">
            <text:p><text:s text:c="3"/>204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58" calcext:value-type="float">
            <text:p><text:s text:c="3"/>4.58 </text:p>
          </table:table-cell>
          <table:table-cell table:style-name="ce28" office:value-type="float" office:value="107" calcext:value-type="float">
            <text:p><text:s text:c="3"/>10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61" calcext:value-type="float">
            <text:p><text:s/>－561 </text:p>
          </table:table-cell>
          <table:table-cell table:style-name="ce24" office:value-type="float" office:value="-0.43" calcext:value-type="float">
            <text:p><text:s/>－0.43 </text:p>
          </table:table-cell>
          <table:table-cell table:style-name="ce24" office:value-type="float" office:value="-5.43" calcext:value-type="float">
            <text:p><text:s/>－5.43 </text:p>
          </table:table-cell>
          <table:table-cell table:style-name="ce28" office:value-type="float" office:value="160" calcext:value-type="float">
            <text:p><text:s text:c="3"/>160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55" calcext:value-type="float">
            <text:p><text:s text:c="3"/>1.55 </text:p>
          </table:table-cell>
          <table:table-cell table:style-name="ce28" office:value-type="float" office:value="1035" calcext:value-type="float">
            <text:p><text:s text:c="3"/>1,035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10.03" calcext:value-type="float">
            <text:p><text:s text:c="3"/>10.03 </text:p>
          </table:table-cell>
          <table:table-cell table:style-name="ce28" office:value-type="float" office:value="875" calcext:value-type="float">
            <text:p><text:s text:c="3"/>87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48" calcext:value-type="float">
            <text:p><text:s text:c="3"/>8.48 </text:p>
          </table:table-cell>
          <table:table-cell table:style-name="ce28" office:value-type="float" office:value="511" calcext:value-type="float">
            <text:p><text:s text:c="3"/>511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95" calcext:value-type="float">
            <text:p><text:s text:c="3"/>4.95 </text:p>
          </table:table-cell>
          <table:table-cell table:style-name="ce28" office:value-type="float" office:value="204" calcext:value-type="float">
            <text:p><text:s text:c="3"/>20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61" calcext:value-type="float">
            <text:p><text:s/>－361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4" office:value-type="float" office:value="-8.72" calcext:value-type="float">
            <text:p><text:s/>－8.72 </text:p>
          </table:table-cell>
          <table:table-cell table:style-name="ce28" office:value-type="float" office:value="-120" calcext:value-type="float">
            <text:p><text:s/>－120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9" calcext:value-type="float">
            <text:p><text:s/>－2.90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28" office:value-type="float" office:value="401" calcext:value-type="float">
            <text:p><text:s text:c="3"/>40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69" calcext:value-type="float">
            <text:p><text:s text:c="3"/>9.69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72" calcext:value-type="float">
            <text:p><text:s text:c="3"/>3.72 </text:p>
          </table:table-cell>
          <table:table-cell table:style-name="ce28" office:value-type="float" office:value="87" calcext:value-type="float">
            <text:p><text:s text:c="3"/>87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6" calcext:value-type="float">
            <text:p><text:s/>－306 </text:p>
          </table:table-cell>
          <table:table-cell table:style-name="ce24" office:value-type="float" office:value="-0.43" calcext:value-type="float">
            <text:p><text:s/>－0.43 </text:p>
          </table:table-cell>
          <table:table-cell table:style-name="ce24" office:value-type="float" office:value="-5.41" calcext:value-type="float">
            <text:p><text:s/>－5.41 </text:p>
          </table:table-cell>
          <table:table-cell table:style-name="ce28" office:value-type="float" office:value="-169" calcext:value-type="float">
            <text:p><text:s/>－169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99" calcext:value-type="float">
            <text:p><text:s/>－2.99 </text:p>
          </table:table-cell>
          <table:table-cell table:style-name="ce28" office:value-type="float" office:value="486" calcext:value-type="float">
            <text:p><text:s text:c="3"/>486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6" calcext:value-type="float">
            <text:p><text:s text:c="3"/>8.60 </text:p>
          </table:table-cell>
          <table:table-cell table:style-name="ce28" office:value-type="float" office:value="655" calcext:value-type="float">
            <text:p><text:s text:c="3"/>655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1.59" calcext:value-type="float">
            <text:p><text:s text:c="3"/>11.59 </text:p>
          </table:table-cell>
          <table:table-cell table:style-name="ce28" office:value-type="float" office:value="251" calcext:value-type="float">
            <text:p><text:s text:c="3"/>251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56" calcext:value-type="float">
            <text:p><text:s/>－556 </text:p>
          </table:table-cell>
          <table:table-cell table:style-name="ce24" office:value-type="float" office:value="-1.03" calcext:value-type="float">
            <text:p><text:s/>－1.03 </text:p>
          </table:table-cell>
          <table:table-cell table:style-name="ce24" office:value-type="float" office:value="-13.05" calcext:value-type="float">
            <text:p><text:s/>－13.05 </text:p>
          </table:table-cell>
          <table:table-cell table:style-name="ce28" office:value-type="float" office:value="-194" calcext:value-type="float">
            <text:p><text:s/>－194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56" calcext:value-type="float">
            <text:p><text:s/>－4.56 </text:p>
          </table:table-cell>
          <table:table-cell table:style-name="ce28" office:value-type="float" office:value="292" calcext:value-type="float">
            <text:p><text:s text:c="3"/>292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28" office:value-type="float" office:value="486" calcext:value-type="float">
            <text:p><text:s text:c="3"/>486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1.41" calcext:value-type="float">
            <text:p><text:s text:c="3"/>11.41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49" calcext:value-type="float">
            <text:p><text:s text:c="3"/>4.49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41" calcext:value-type="float">
            <text:p><text:s/>－541 </text:p>
          </table:table-cell>
          <table:table-cell table:style-name="ce24" office:value-type="float" office:value="-0.63" calcext:value-type="float">
            <text:p><text:s/>－0.63 </text:p>
          </table:table-cell>
          <table:table-cell table:style-name="ce24" office:value-type="float" office:value="-7.9" calcext:value-type="float">
            <text:p><text:s/>－7.90 </text:p>
          </table:table-cell>
          <table:table-cell table:style-name="ce28" office:value-type="float" office:value="-148" calcext:value-type="float">
            <text:p><text:s/>－148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16" calcext:value-type="float">
            <text:p><text:s/>－2.16 </text:p>
          </table:table-cell>
          <table:table-cell table:style-name="ce28" office:value-type="float" office:value="513" calcext:value-type="float">
            <text:p><text:s text:c="3"/>513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5" calcext:value-type="float">
            <text:p><text:s text:c="3"/>7.50 </text:p>
          </table:table-cell>
          <table:table-cell table:style-name="ce28" office:value-type="float" office:value="661" calcext:value-type="float">
            <text:p><text:s text:c="3"/>66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66" calcext:value-type="float">
            <text:p><text:s text:c="3"/>9.66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84" calcext:value-type="float">
            <text:p><text:s text:c="3"/>4.84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84" calcext:value-type="float">
            <text:p><text:s/>－184 </text:p>
          </table:table-cell>
          <table:table-cell table:style-name="ce24" office:value-type="float" office:value="-0.81" calcext:value-type="float">
            <text:p><text:s/>－0.81 </text:p>
          </table:table-cell>
          <table:table-cell table:style-name="ce24" office:value-type="float" office:value="-10.18" calcext:value-type="float">
            <text:p><text:s/>－10.18 </text:p>
          </table:table-cell>
          <table:table-cell table:style-name="ce28" office:value-type="float" office:value="-66" calcext:value-type="float">
            <text:p><text:s/>－66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65" calcext:value-type="float">
            <text:p><text:s/>－3.65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52" calcext:value-type="float">
            <text:p><text:s text:c="3"/>8.52 </text:p>
          </table:table-cell>
          <table:table-cell table:style-name="ce28" office:value-type="float" office:value="220" calcext:value-type="float">
            <text:p><text:s text:c="3"/>220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2.18" calcext:value-type="float">
            <text:p><text:s text:c="3"/>12.18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48" calcext:value-type="float">
            <text:p><text:s text:c="3"/>5.48 </text:p>
          </table:table-cell>
          <table:table-cell table:style-name="ce28" office:value-type="float" office:value="52" calcext:value-type="float">
            <text:p><text:s text:c="3"/>5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2" calcext:value-type="float">
            <text:p><text:s/>－112 </text:p>
          </table:table-cell>
          <table:table-cell table:style-name="ce24" office:value-type="float" office:value="-0.33" calcext:value-type="float">
            <text:p><text:s/>－0.33 </text:p>
          </table:table-cell>
          <table:table-cell table:style-name="ce24" office:value-type="float" office:value="-4.2" calcext:value-type="float">
            <text:p><text:s/>－4.20 </text:p>
          </table:table-cell>
          <table:table-cell table:style-name="ce28" office:value-type="float" office:value="-71" calcext:value-type="float">
            <text:p><text:s/>－71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66" calcext:value-type="float">
            <text:p><text:s/>－2.66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28" office:value-type="float" office:value="277" calcext:value-type="float">
            <text:p><text:s text:c="3"/>27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10.38" calcext:value-type="float">
            <text:p><text:s text:c="3"/>10.38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95" calcext:value-type="float">
            <text:p><text:s text:c="3"/>4.95 </text:p>
          </table:table-cell>
          <table:table-cell table:style-name="ce28" office:value-type="float" office:value="70" calcext:value-type="float">
            <text:p><text:s text:c="3"/>7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6" calcext:value-type="float">
            <text:p><text:s text:c="3"/>2.60 </text:p>
          </table:table-cell>
          <table:table-cell table:style-name="ce28" office:value-type="float" office:value="-8" calcext:value-type="float">
            <text:p><text:s/>－8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1.04" calcext:value-type="float">
            <text:p><text:s/>－1.04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73" calcext:value-type="float">
            <text:p><text:s text:c="3"/>9.73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77" calcext:value-type="float">
            <text:p><text:s text:c="3"/>10.77 </text:p>
          </table:table-cell>
          <table:table-cell table:style-name="ce28" office:value-type="float" office:value="27" calcext:value-type="float">
            <text:p><text:s text:c="3"/>2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5" calcext:value-type="float">
            <text:p><text:s text:c="3"/>3.50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17" calcext:value-type="float">
            <text:p><text:s text:c="3"/>1.1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26" calcext:value-type="float">
            <text:p><text:s/>－326 </text:p>
          </table:table-cell>
          <table:table-cell table:style-name="ce24" office:value-type="float" office:value="-0.86" calcext:value-type="float">
            <text:p><text:s/>－0.86 </text:p>
          </table:table-cell>
          <table:table-cell table:style-name="ce24" office:value-type="float" office:value="-10.83" calcext:value-type="float">
            <text:p><text:s/>－10.83 </text:p>
          </table:table-cell>
          <table:table-cell table:style-name="ce28" office:value-type="float" office:value="-46" calcext:value-type="float">
            <text:p><text:s/>－46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53" calcext:value-type="float">
            <text:p><text:s/>－1.53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98" calcext:value-type="float">
            <text:p><text:s text:c="3"/>5.98 </text:p>
          </table:table-cell>
          <table:table-cell table:style-name="ce28" office:value-type="float" office:value="226" calcext:value-type="float">
            <text:p><text:s text:c="3"/>22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51" calcext:value-type="float">
            <text:p><text:s text:c="3"/>7.51 </text:p>
          </table:table-cell>
          <table:table-cell table:style-name="ce28" office:value-type="float" office:value="136" calcext:value-type="float">
            <text:p><text:s text:c="3"/>136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52" calcext:value-type="float">
            <text:p><text:s text:c="3"/>4.52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46" calcext:value-type="float">
            <text:p><text:s text:c="3"/>246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224" calcext:value-type="float">
            <text:p><text:s text:c="3"/>22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28" office:value-type="float" office:value="441" calcext:value-type="float">
            <text:p><text:s text:c="3"/>441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24" office:value-type="float" office:value="13.24" calcext:value-type="float">
            <text:p><text:s text:c="3"/>13.24 </text:p>
          </table:table-cell>
          <table:table-cell table:style-name="ce28" office:value-type="float" office:value="217" calcext:value-type="float">
            <text:p><text:s text:c="3"/>21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215" calcext:value-type="float">
            <text:p><text:s text:c="3"/>215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16" calcext:value-type="float">
            <text:p><text:s text:c="3"/>1.16 </text:p>
          </table:table-cell>
          <table:table-cell table:style-name="ce28" office:value-type="float" office:value="27" calcext:value-type="float">
            <text:p><text:s text:c="3"/>27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25" calcext:value-type="float">
            <text:p><text:s text:c="3"/>1.25 </text:p>
          </table:table-cell>
          <table:table-cell table:style-name="ce28" office:value-type="float" office:value="173" calcext:value-type="float">
            <text:p><text:s text:c="3"/>17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69" calcext:value-type="float">
            <text:p><text:s text:c="3"/>4.69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898" calcext:value-type="float">
            <text:p><text:s text:c="3"/>898 </text:p>
          </table:table-cell>
          <table:table-cell table:style-name="ce23" office:value-type="float" office:value="7.83" calcext:value-type="float">
            <text:p><text:s text:c="3"/>7.83 </text:p>
          </table:table-cell>
          <table:table-cell table:style-name="ce23" office:value-type="float" office:value="98.83" calcext:value-type="float">
            <text:p><text:s text:c="3"/>98.83 </text:p>
          </table:table-cell>
          <table:table-cell table:style-name="ce27" office:value-type="float" office:value="71" calcext:value-type="float">
            <text:p><text:s text:c="3"/>71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78" calcext:value-type="float">
            <text:p><text:s text:c="3"/>7.78 </text:p>
          </table:table-cell>
          <table:table-cell table:style-name="ce27" office:value-type="float" office:value="122" calcext:value-type="float">
            <text:p><text:s text:c="3"/>122 </text:p>
          </table:table-cell>
          <table:table-cell table:style-name="ce23" office:value-type="float" office:value="1.06" calcext:value-type="float">
            <text:p><text:s text:c="3"/>1.06 </text:p>
          </table:table-cell>
          <table:table-cell table:style-name="ce23" office:value-type="float" office:value="13.37" calcext:value-type="float">
            <text:p><text:s text:c="3"/>13.37 </text:p>
          </table:table-cell>
          <table:table-cell table:style-name="ce27" office:value-type="float" office:value="51" calcext:value-type="float">
            <text:p><text:s text:c="3"/>51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59" calcext:value-type="float">
            <text:p><text:s text:c="3"/>5.59 </text:p>
          </table:table-cell>
          <table:table-cell table:style-name="ce27" office:value-type="float" office:value="46" calcext:value-type="float">
            <text:p><text:s text:c="3"/>46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5.04" calcext:value-type="float">
            <text:p><text:s text:c="3"/>5.04 </text:p>
          </table:table-cell>
          <table:table-cell table:style-name="ce17" office:value-type="float" office:value="17" calcext:value-type="float">
            <text:p><text:s text:c="3"/>17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86" calcext:value-type="float">
            <text:p><text:s text:c="3"/>1.86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896" calcext:value-type="float">
            <text:p><text:s text:c="3"/>896 </text:p>
          </table:table-cell>
          <table:table-cell table:style-name="ce25" office:value-type="float" office:value="8.57" calcext:value-type="float">
            <text:p><text:s text:c="3"/>8.57 </text:p>
          </table:table-cell>
          <table:table-cell table:style-name="ce25" office:value-type="float" office:value="108.17" calcext:value-type="float">
            <text:p><text:s text:c="3"/>108.17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31" office:value-type="float" office:value="0.57" calcext:value-type="float">
            <text:p><text:s text:c="3"/>0.57 </text:p>
          </table:table-cell>
          <table:table-cell table:style-name="ce31" office:value-type="float" office:value="7.21" calcext:value-type="float">
            <text:p><text:s text:c="3"/>7.21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31" office:value-type="float" office:value="1.04" calcext:value-type="float">
            <text:p><text:s text:c="3"/>1.04 </text:p>
          </table:table-cell>
          <table:table-cell table:style-name="ce31" office:value-type="float" office:value="13.1" calcext:value-type="float">
            <text:p><text:s text:c="3"/>13.10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31" office:value-type="float" office:value="0.47" calcext:value-type="float">
            <text:p><text:s text:c="3"/>0.47 </text:p>
          </table:table-cell>
          <table:table-cell table:style-name="ce31" office:value-type="float" office:value="5.89" calcext:value-type="float">
            <text:p><text:s text:c="3"/>5.89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31" office:value-type="float" office:value="0.4" calcext:value-type="float">
            <text:p><text:s text:c="3"/>0.40 </text:p>
          </table:table-cell>
          <table:table-cell table:style-name="ce31" office:value-type="float" office:value="5.05" calcext:value-type="float">
            <text:p><text:s text:c="3"/>5.05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31" office:value-type="float" office:value="0.13" calcext:value-type="float">
            <text:p><text:s text:c="3"/>0.13 </text:p>
          </table:table-cell>
          <table:table-cell table:style-name="ce40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9" calcext:value-type="float">
            <text:p><text:s text:c="3"/>2.49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3.7" calcext:value-type="float">
            <text:p><text:s text:c="3"/>13.70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4" office:value-type="float" office:value="1.28" calcext:value-type="float">
            <text:p><text:s text:c="3"/>1.28 </text:p>
          </table:table-cell>
          <table:table-cell table:style-name="ce24" office:value-type="float" office:value="16.19" calcext:value-type="float">
            <text:p><text:s text:c="3"/>16.19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9" calcext:value-type="float">
            <text:p><text:s text:c="3"/>2.49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98" calcext:value-type="float">
            <text:p><text:s text:c="3"/>4.98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39" office:value-type="float" office:value="3.74" calcext:value-type="float">
            <text:p><text:s text:c="3"/>3.74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3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3-03T18:06:29</dc:date>
    <meta:print-date>2012-03-03T17:52:53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